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ResultHandlerTests.removeQualit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ResultHandlerTests.usesContentTy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ResultHandlerTests.charsetFrom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ResultHandlerTests.sortsBy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ResultHandlerTests.producibleMediaTypesReques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esultHandler.TestResultHandler( RequestedContentTypeResolver contentTyp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HandlerTests.noConcrete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esultHandler.TestRes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